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dbe64" officeooo:paragraph-rsid="000dbe64"/>
    </style:style>
    <style:style style:name="P2" style:family="paragraph" style:parent-style-name="Preformatted_20_Text">
      <style:text-properties fo:font-size="12pt" officeooo:rsid="000dbe64" officeooo:paragraph-rsid="000dbe64" style:font-size-asian="12pt" style:font-size-complex="12pt"/>
    </style:style>
    <style:style style:name="P3" style:family="paragraph" style:parent-style-name="Preformatted_20_Text">
      <style:text-properties fo:font-size="12pt" fo:font-weight="bold" officeooo:rsid="000dbe64" officeooo:paragraph-rsid="000dbe64" style:font-size-asian="12pt" style:font-weight-asian="bold" style:font-size-complex="12pt" style:font-weight-complex="bold"/>
    </style:style>
    <style:style style:name="P4" style:family="paragraph" style:parent-style-name="Preformatted_20_Text">
      <style:text-properties fo:font-size="14pt" fo:font-weight="bold" officeooo:rsid="000dbe64" officeooo:paragraph-rsid="000dbe64" style:font-size-asian="14pt" style:font-weight-asian="bold" style:font-size-complex="14pt" style:font-weight-complex="bold"/>
    </style:style>
    <style:style style:name="P5" style:family="paragraph" style:parent-style-name="Preformatted_20_Text" style:list-style-name="L1">
      <style:text-properties officeooo:paragraph-rsid="000dbe64"/>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size="12pt" officeooo:rsid="000dbe64" style:font-size-asian="12pt" style:font-size-complex="12pt"/>
    </style:style>
    <style:style style:name="T5" style:family="text">
      <style:text-properties fo:font-size="13pt" style:font-size-asian="13pt" style:font-size-complex="13pt"/>
    </style:style>
    <style:style style:name="T6" style:family="text">
      <style:text-properties fo:font-size="13pt" fo:font-weight="bold" style:font-size-asian="13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We can build keernel by directly download the noobs and copy into sd card </text:p>
      <text:p text:style-name="P3"/>
      <text:p text:style-name="P2">https://www.imore.com/how-get-started-using-raspberry-pi .................refer this link for noobs </text:p>
      <text:p text:style-name="P2">or refer toncy link ....kernel building one is on board and cross compile</text:p>
      <text:p text:style-name="P2"/>
      <text:p text:style-name="P2">https://medium.com/@jagan.dream/cross-compile-flash-kernel-for-raspberry-pi-3-29699275abc6</text:p>
      <text:p text:style-name="P2"/>
      <text:p text:style-name="P2">https://www.raspberrypi.org/documentation/linux/kernel/building.md#choosing_sources</text:p>
      <text:p text:style-name="P2"/>
      <text:p text:style-name="P3"><text:span text:style-name="T1">Kenel building for raspiberry</text:span> </text:p>
      <text:p text:style-name="P2"/>
      <text:p text:style-name="P2"><text:tab/>Updating the $PATH environment variable makes the system aware of file locations needed for cross-compilation. On a 32-bit host system you can update and reload it using:</text:p>
      <text:p text:style-name="P2"/>
      <text:p text:style-name="P2">echo PATH=\$PATH:~/tools/arm-bcm2708/gcc-linaro-arm-linux-</text:p>
      <text:p text:style-name="P2"/>
      <text:p text:style-name="P2">gnueabihf-raspbian/bin &gt;&gt; ~/.bashrc</text:p>
      <text:p text:style-name="P2"/>
      <text:p text:style-name="P2">source ~/.bashrc</text:p>
      <text:p text:style-name="P2"/>
      <text:p text:style-name="P2">read raspberry pi booting process in notes</text:p>
      <text:p text:style-name="P2"/>
      <text:p text:style-name="P2">read raspibeerypi doc.pdf (pi 3 model B)</text:p>
      <text:p text:style-name="P2"/>
      <text:p text:style-name="P2"><text:span text:style-name="T3">SDRAM (Synchronous Dynamic Random Access Memory)</text:span>: SDRAM can stand for SDR SDRAM (Single Data Rate SDRAM), Single Data Rate means that SDR SDRAM can only read/write one time in a clock cycle. SDRAM have to wait for the completion of the previous command to be able to do another read/write operation.</text:p>
      <text:p text:style-name="P3">DDR SDRAM (Double Data Rate SDRAM):</text:p>
      <text:p text:style-name="P2">The next generation of SDRAM is DDR, which achieves greater bandwidth than the preceding single data rate SDRAM by transferring data on the rising and falling edges of the clock signal (double pumped). Effectively, it doubles the transfer rate without increasing the frequency of the clock. The transfer rate of DDR SDRAM is the double of SDR SDRAM without changing the internal clock.DDR SDRAM, as the first generation of DDR memory, the prefetch buffer is 2bit, which is the double of  SDR SDRAM. The transfer rate of DDR is between 266~400 MT/s. DDR266 and DDR400 are of this type.</text:p>
      <text:p text:style-name="P2"><text:span text:style-name="T3">DDR2 SDRAM(Double Data Rate Two SDRAM)</text:span>:its primary benefit is the ability to operate the external data bus twice as fast as DDR SDRAM. This is achieved by improved bus signal. The prefetch buffer of DDR2 is 4 bit(double of DDR SDRAM).   DDR2 memory is at the same internal clock speed (133~200MHz) as DDR,  but the <text:soft-page-break/>transfer rate of DDR2 can reach 533~800 MT/s with the improved I/O bus signal. </text:p>
      <text:p text:style-name="P2"/>
      <text:p text:style-name="P4">Begale Bone Black boot modes:</text:p>
      <text:p text:style-name="P2"/>
      <text:p text:style-name="P2"><text:tab/>If your Beagle was provided with an SD (microSD) card, make sure it is inserted ahead of providing power. Most Beagles include programmed on-board flash and therefore do not require an SD card to be inserted.You'll see the power (PWR or ON) LED lit steadily. Within a minute or so, you should see the other LEDs blinking in their default configurations.</text:p>
      <text:p text:style-name="P2"/>
      <text:p text:style-name="P2">USR0 is typically configured at boot to blink in a heartbeat pattern</text:p>
      <text:p text:style-name="P2"/>
      <text:p text:style-name="P2">USR1 is typically configured at boot to light during SD (microSD) card accesses</text:p>
      <text:p text:style-name="P2"/>
      <text:p text:style-name="P2">USR2 is typically configured at boot to light during CPU activity</text:p>
      <text:p text:style-name="P2"/>
      <text:p text:style-name="P2">USR3 is typically configured at boot to light during eMMC accesses</text:p>
      <text:p text:style-name="P2">WIFI is typically configured at boot to light with WiFi network association (BeagleBone Blue only)</text:p>
      <text:p text:style-name="P2"/>
      <text:p text:style-name="P2">https://components101.com/microcontrollers/beaglebone-black-pinout-datasheet.....................for begale and begale black difference</text:p>
      <text:p text:style-name="P2"/>
      <text:p text:style-name="P2">https://vadl.github.io/beagleboneblack/2016/07/29/setting-up-bbb-gpio...............for pinout</text:p>
      <text:p text:style-name="P2"/>
      <text:p text:style-name="P2"><text:span text:style-name="T2">KEY COMPONENTS</text:span> </text:p>
      <text:p text:style-name="P2"/>
      <text:list xml:id="list6191581940313713084" text:style-name="L1">
        <text:list-item>
          <text:p text:style-name="P5"><text:span text:style-name="T4">The Sitara AM3358 is the processor. Arm cortex A8-processor</text:span></text:p>
        </text:list-item>
        <text:list-item>
          <text:p text:style-name="P5"><text:span text:style-name="T4">512MB DDR3 is the processor dynamic RAM memory. </text:span></text:p>
        </text:list-item>
        <text:list-item>
          <text:p text:style-name="P5"><text:span text:style-name="T4">Serial Debug is the serial debug port. </text:span></text:p>
        </text:list-item>
        <text:list-item>
          <text:p text:style-name="P5"><text:span text:style-name="T4">PMIC provides the power rails to the various components on the board. </text:span></text:p>
        </text:list-item>
        <text:list-item>
          <text:p text:style-name="P5"><text:span text:style-name="T4">DC Power is the main DC input that accepts 5V power. </text:span></text:p>
        </text:list-item>
        <text:list-item>
          <text:p text:style-name="P5"><text:span text:style-name="T4">10/100 Ethernet is the connection to the LAN. </text:span></text:p>
        </text:list-item>
        <text:list-item>
          <text:p text:style-name="P5"><text:span text:style-name="T4">Ethernet PHY is the physical interface to the network. </text:span></text:p>
        </text:list-item>
        <text:list-item>
          <text:p text:style-name="P5"><text:span text:style-name="T4">USB Client is a miniUSB connection to a PC that can also power the board. </text:span></text:p>
        </text:list-item>
        <text:list-item>
          <text:p text:style-name="P5"><text:span text:style-name="T4">There are four blue LEDS that can be used by the user. </text:span></text:p>
        </text:list-item>
        <text:list-item>
          <text:p text:style-name="P5"><text:span text:style-name="T4">Reset Button allows the user to reset the processor. </text:span></text:p>
        </text:list-item>
        <text:list-item>
          <text:p text:style-name="P5"><text:span text:style-name="T4">eMMC is an onboard MMC chip that hold sup to 2GB of data. </text:span></text:p>
        </text:list-item>
        <text:list-item>
          <text:p text:style-name="P5"><text:span text:style-name="T4">HDMI Framer provides control for an HDMI or DVI-D display. </text:span></text:p>
        </text:list-item>
        <text:list-item>
          <text:p text:style-name="P5"><text:span text:style-name="T4">BOOT Button can be used to force a boot from the SD card or from the USB port. </text:span></text:p>
        </text:list-item>
        <text:list-item>
          <text:p text:style-name="P5"><text:span text:style-name="T4">uSD slot is where a uSD card can be installed. </text:span></text:p>
        </text:list-item>
        <text:list-item>
          <text:p text:style-name="P5"><text:span text:style-name="T4">The microHDMI connector is where the display is connected. </text:span></text:p>
        </text:list-item>
        <text:list-item>
          <text:p text:style-name="P5"><text:span text:style-name="T4">USB Host can be connected different USB interfaces such as Wifi, BT, Keyboard, etc,</text:span></text:p>
        </text:list-item>
      </text:list>
      <text:p text:style-name="P2"><text:soft-page-break/></text:p>
      <text:p text:style-name="P2"/>
      <text:p text:style-name="P2"><text:span text:style-name="T2">Boot Modes</text:span> </text:p>
      <text:p text:style-name="P2">As mentioned earlier, there are four boot modes supported: </text:p>
      <text:p text:style-name="P2"/>
      <text:p text:style-name="P2"><text:span text:style-name="T2">eMMC Boot</text:span>...This is the default boot mode and will allow for the fastest boot </text:p>
      <text:p text:style-name="P2">time and will enable the board to boot out of the box without having to purchase </text:p>
      <text:p text:style-name="P2">an SD card or an SD card writer. </text:p>
      <text:p text:style-name="P2"/>
      <text:p text:style-name="P2"><text:span text:style-name="T2">SD Boot.</text:span>..This mode will boot from the uSD slot. This mode can be used to </text:p>
      <text:p text:style-name="P2">override what is on the eMMC device and can be used to program the eMMC </text:p>
      <text:p text:style-name="P2">when used in the manufacturing process or for filed updates. </text:p>
      <text:p text:style-name="P2"/>
      <text:p text:style-name="P2"><text:span text:style-name="T2">Serial Boot..</text:span>.This mode will use the serial port to allow downloading of the </text:p>
      <text:p text:style-name="P2">software direct. A separate serial cable is required to use this port. </text:p>
      <text:p text:style-name="P2"/>
      <text:p text:style-name="P2"><text:span text:style-name="T2">USB Boot..</text:span>.This mode supports booting over the USB port. </text:p>
      <text:p text:style-name="P2">A switch is provided to allow switching between the modes. </text:p>
      <text:p text:style-name="P2">Holding the switch down during boot without an SD card will force the boot </text:p>
      <text:p text:style-name="P2">source to be the USB port and if nothing is detected on the USB port, it will </text:p>
      <text:p text:style-name="P2">go to the serial port for download. </text:p>
      <text:p text:style-name="P2">Without holding the switch, the board will boot from eMMC. If it is empty, </text:p>
      <text:p text:style-name="P2">then it will try booting from the uSD slot, followed by the serial port, and then </text:p>
      <text:p text:style-name="P2">the USB port.</text:p>
      <text:p text:style-name="P2"/>
      <text:p text:style-name="P2"/>
      <text:p text:style-name="P2"/>
      <text:p text:style-name="P2"/>
      <text:p text:style-name="P2"><text:span text:style-name="T2">Speed:</text:span>beaglebone black is much better than raspberry pi due to onboard eMMC memory and 1 GHz processor in comparison to raspberry pi's on external memory option as SD card.</text:p>
      <text:p text:style-name="P2"/>
      <text:p text:style-name="P3">Applications</text:p>
      <text:p text:style-name="P2"/>
      <text:p text:style-name="P2">Robotics</text:p>
      <text:p text:style-name="P2">Motor controller</text:p>
      <text:p text:style-name="P2">Controlling and monitoring using Display cape</text:p>
      <text:p text:style-name="P2">Automation</text:p>
      <text:p text:style-name="P2">IOT</text:p>
      <text:p text:style-name="P2">AWS</text:p>
      <text:p text:style-name="P2">Bluetooth connectivity projects</text:p>
      <text:p text:style-name="P2"/>
      <text:p text:style-name="P2"><text:soft-page-break/></text:p>
      <text:p text:style-name="P2"><text:span text:style-name="T2">BeagleBone Black</text:span></text:p>
      <text:p text:style-name="P2"/>
      <text:p text:style-name="P2">● Better interfaces with external</text:p>
      <text:p text:style-name="P2">sensors</text:p>
      <text:p text:style-name="P2">● Faster, newer, better</text:p>
      <text:p text:style-name="P2">supported processor</text:p>
      <text:p text:style-name="P2">● Includes an OS out of the box</text:p>
      <text:p text:style-name="P2">● Runs Angstrom, Ubuntu and</text:p>
      <text:p text:style-name="P2">other OS’s</text:p>
      <text:p text:style-name="P2"/>
      <text:p text:style-name="P2"><text:span text:style-name="T2">Raspberry PI</text:span></text:p>
      <text:p text:style-name="P2"/>
      <text:p text:style-name="P2">● Better graphics capabilities</text:p>
      <text:p text:style-name="P2">● Better audio capabilities</text:p>
      <text:p text:style-name="P2">● Better community support</text:p>
      <text:p text:style-name="P2">● Mainly runs Raspbian</text:p>
      <text:p text:style-name="P2">● You can play Minecraft</text:p>
      <text:p text:style-name="P2"/>
      <text:p text:style-name="P4">Connections :</text:p>
      <text:p text:style-name="P4"/>
      <text:p text:style-name="P2"><text:span text:style-name="T3">Raspberry pi 3 has a 26 pin </text:span>header which is useful in making connections witj below interfaces</text:p>
      <text:p text:style-name="P2"/>
      <text:p text:style-name="P2">1. 8 GPIO Pins</text:p>
      <text:p text:style-name="P2">2. 1 UART interfaces</text:p>
      <text:p text:style-name="P2">3. 1SPI bus</text:p>
      <text:p text:style-name="P2">4 1 I2C bus</text:p>
      <text:p text:style-name="P2"/>
      <text:p text:style-name="P2"><text:span text:style-name="T3">Beagle bone provides 92 connection points.</text:span> The list of interfaces which can be connected are</text:p>
      <text:p text:style-name="P2">1. 3 I2c buses</text:p>
      <text:p text:style-name="P2">2. CAN bus</text:p>
      <text:p text:style-name="P2">3. SPI bus</text:p>
      <text:p text:style-name="P2">4. 4 timers</text:p>
      <text:p text:style-name="P2">5. 5 serial ports</text:p>
      <text:p text:style-name="P2">6. 65 GPIO pins</text:p>
      <text:p text:style-name="P2">7. 8 PWM outputs</text:p>
      <text:p text:style-name="P2">8. 7 analog inputs (1.8v ma 12 bit A/D converters)</text:p>
      <text:p text:style-name="P2"/>
      <text:p text:style-name="P2"/>
      <text:p text:style-name="P2"><text:span text:style-name="T6">Ease of Setup:</text:span> Raspberry Pi does not have a micro USB cable and also does not have a pre-installed operating system. An SD card needs to be obtained to boot the system. On the other hand, Beagle comes with a mini cable which helps to supply power to the system. It can boot from the onboard storage.</text:p>
      <text:p text:style-name="P2"><text:span text:style-name="T6">Connections:</text:span> Raspberry Pi provides 26 points for various interfaces while Beagle provides 92 points.</text:p>
      <text:p text:style-name="P2"><text:span text:style-name="T6">Processor:</text:span> Beagle has a 1 GHz processor while Raspberry has a 700MHz processor. The architecture of Raspberry is ARMv6 which is an older version while Beagle uses ARMv7.</text:p>
      <text:p text:style-name="P2"><text:s/></text:p>
      <text:p text:style-name="P2"><text:soft-page-break/>https://www.educba.com/raspberry-pi-3-vs-beaglebone-black/ .................difference between raspiberry pi and begale bone black</text:p>
      <text:p text:style-name="P2"/>
      <text:p text:style-name="P2"/>
      <text:p text:style-name="P2">Once a GPIO pin is accessible (either by default or by configuring a device tree overlay as detailed below), it is very easy to intereact with it directly from the terminal. First, simply for ease of life, enter the following command to temporarily switch to root for this example.</text:p>
      <text:p text:style-name="P3">sudo su</text:p>
      <text:p text:style-name="P3"/>
      <text:p text:style-name="P2">We interact with BBB pins via a set of files that are read/written to. To reach the directory where these files are located, enter the following.</text:p>
      <text:p text:style-name="P2"/>
      <text:p text:style-name="P3">cd /sys/class/gpio</text:p>
      <text:p text:style-name="P3">echo 27 &gt; export</text:p>
      <text:p text:style-name="P3">cd gpio27</text:p>
      <text:p text:style-name="P3">echo out &gt; direction</text:p>
      <text:p text:style-name="P3">cat value</text:p>
      <text:p text:style-name="P3">echo 1 &gt; value</text:p>
      <text:p text:style-name="P2"/>
      <text:p text:style-name="P2">http://derekmolloy.ie/writing-a-linux-kernel-module-part-1-introduction/ ...................for kernel modules in BBB</text:p>
      <text:p text:style-name="P2"/>
      <text:p text:style-name="P3">Makefile</text:p>
      <text:p text:style-name="P3">obj-m+=hello.o</text:p>
      <text:p text:style-name="P3">all:</text:p>
      <text:p text:style-name="P3"><text:tab/>make -C /lib/modules/$(shell uname -r)/build/ M=$(PWD) modules</text:p>
      <text:p text:style-name="P3">clean:</text:p>
      <text:p text:style-name="P3"><text:tab/>make -C /lib/modules/$(shell uname -r)/build/ M=$(PWD) clean</text:p>
      <text:p text:style-name="P3"/>
      <text:p text:style-name="P3">The first line of this Makefile is called a goal definition and it defines the module to be built (hello.o). The syntax is surprisingly intricate, for example obj-m defines a loadable module goal, whereas obj-y indicates a built-in object goal. The syntax becomes more complex when a module is to be built from multiple objects, but this is sufficient to build this example LKM.</text:p>
      <text:p text:style-name="P3"/>
      <text:p text:style-name="P2"><text:span text:style-name="T3">The reminder of the Makefile is similar to a regular Makefile. The $(shell uname -r) is a useful call to return the current kernel build version — this ensures a degree of portability for the Makefile</text:span>. </text:p>
      <text:p text:style-name="P2"/>
      <text:p text:style-name="P3">The -C option switches the directory to the kernel directory before performing any make tasks. The M=$(PWD) variable assignment tells the make command where the actual project files exist. </text:p>
      <text:p text:style-name="P2"><text:span text:style-name="T3">The modules target is the default target for external kernel modules. An alternative target is modules_install which would install the module (the make command would have to be executed with superuser permissions and the module installation path is</text:span> <text:soft-page-break/><text:span text:style-name="T3">required).</text:span></text:p>
      <text:p text:style-name="P2"/>
      <text:p text:style-name="P2"/>
      <text:p text:style-name="P2">You can repeat these steps and view the output in the kernel log that results from the use of the printk() function. I recommend that you use a second terminal window and view the output as your LKM is loaded and unloaded, as follows:</text:p>
      <text:p text:style-name="P2"/>
      <text:p text:style-name="P3">molloyd@beaglebone:~$ sudo su -</text:p>
      <text:p text:style-name="P3">[sudo] password for molloyd:</text:p>
      <text:p text:style-name="P3">root@beaglebone:~# cd /var/log</text:p>
      <text:p text:style-name="P3">root@beaglebone:/var/log# tail -f kern.log ( or ) sudo tail -f /var/log/kern.log</text:p>
      <text:p text:style-name="P3">...</text:p>
      <text:p text:style-name="P3">Apr 4 23:34:32 beaglebone kernel: [21613.495523] </text:p>
      <text:p text:style-name="P3">Apr 4 23:35:17 beaglebone kernel: [21658.306647] </text:p>
      <text:p text:style-name="P3">^C</text:p>
      <text:p text:style-name="P3">root@beaglebone:/var/log#</text:p>
      <text:p text:style-name="P3"/>
      <text:p text:style-name="P2"/>
      <text:p text:style-name="P2"/>
      <text:p text:style-name="P2"/>
      <text:p text:style-name="P2">http://derekmolloy.ie/kernel-gpio-programming-buttons-and-leds/ .........................pjt buttons and Led and see video which is present in this link</text:p>
      <text:p text:style-name="P2"/>
      <text:p text:style-name="P2"/>
      <text:p text:style-name="P2">General Purpose Input/Outputs (GPIOs) are described in detail in Chapter 6 and in my previous articles/videos. These software-controlled input/outputs can be controlled from Linux user space using the GPIO Sysfs Interface (using a Linux shell directly or from within an executable), which enables you to activate a GPIO and set its state. For example, to activate the LED in Figure 1 using sysfs and turn the LED on/off, you can perform the following steps (as superuser):</text:p>
      <text:p text:style-name="P2"/>
      <text:p text:style-name="P3">root@beaglebone:/sys/class/gpio# ls</text:p>
      <text:p text:style-name="P3">export gpiochip0 gpiochip32 gpiochip64 gpiochip96 unexport</text:p>
      <text:p text:style-name="P3">root@beaglebone:/sys/class/gpio# echo 49 &gt; export</text:p>
      <text:p text:style-name="P3">root@beaglebone:/sys/class/gpio# ls</text:p>
      <text:p text:style-name="P3">export gpio49 gpiochip0 gpiochip32 gpiochip64 gpiochip96 unexport</text:p>
      <text:p text:style-name="P3">root@beaglebone:/sys/class/gpio# cd gpio49</text:p>
      <text:p text:style-name="P3">root@beaglebone:/sys/class/gpio/gpio49# ls</text:p>
      <text:p text:style-name="P3">active_low direction edge power subsystem uevent value</text:p>
      <text:p text:style-name="P3">root@beaglebone:/sys/class/gpio/gpio49# echo out &gt; direction</text:p>
      <text:p text:style-name="P3">root@beaglebone:/sys/class/gpio/gpio49# echo 1 &gt; value</text:p>
      <text:p text:style-name="P3">root@beaglebone:/sys/class/gpio/gpio49# echo 0 &gt; value</text:p>
      <text:p text:style-name="P3">root@beaglebone:/sys/class/gpio/gpio49# cd ..</text:p>
      <text:p text:style-name="P3">root@beaglebone:/sys/class/gpio# echo 49 &gt; unexport</text:p>
      <text:p text:style-name="P3">root@beaglebone:/sys/class/gpio# ls</text:p>
      <text:p text:style-name="P3">export gpiochip0 gpiochip32 gpiochip64 gpiochip96 unexport</text:p>
      <text:p text:style-name="P2"/>
      <text:p text:style-name="P2"/>
      <text:p text:style-name="P2"><text:soft-page-break/></text:p>
      <text:p text:style-name="P2">It is natural to assume that a GPIO is "active" when its output signal is 1</text:p>
      <text:p text:style-name="P2">("high"), and inactive when it is 0 ("low").</text:p>
      <text:p text:style-name="P2"/>
      <text:p text:style-name="P2"><text:span text:style-name="T3">LOW: </text:span><text:s text:c="3"/>gpiod_direction_output(gpio, 0) ... this drives the signal and overrides</text:p>
      <text:p text:style-name="P2"><text:s text:c="14"/>the pullup.</text:p>
      <text:p text:style-name="P2"/>
      <text:p text:style-name="P2"><text:span text:style-name="T3"><text:s/>HIGH: </text:span><text:s/>gpiod_direction_input(gpio) ... this turns off the output, so the pullup</text:p>
      <text:p text:style-name="P2"><text:s text:c="14"/>(or some other device) controls the signal.</text:p>
      <text:p text:style-name="P2"/>
      <text:p text:style-name="P2">https://www.kernel.org/doc/Documentation/gpio/sysfs.txt .................for export,in,like.....</text:p>
      <text:p text:style-name="P2"/>
      <text:p text:style-name="P2"/>
      <text:p text:style-name="P4">Android Directories</text:p>
      <text:p text:style-name="P2"/>
      <text:p text:style-name="P2">in msm8909 see LINUX/Android/ </text:p>
      <text:p text:style-name="P2"/>
      <text:p text:style-name="P2"/>
      <text:p text:style-name="P2">Here is short version of what you will find when you download the Android source. I will leave out some minor directories and dig deeper into a couple of the important ones. Basically what you will get (based on the current Ice Cream Sandwich release), in alphabetical order:</text:p>
      <text:p text:style-name="P2"/>
      <text:p text:style-name="P2"><text:span text:style-name="T6">Bionic</text:span> - the C-runtime for Android. Note that Android is not using glibc like most Linux distributions. Instead the c-library is called bionic and is based mostly on BSD-derived sources. In this folder you will find the source for the c-library, math and other core runtime libraries.<text:line-break/></text:p>
      <text:p text:style-name="P2"><text:span text:style-name="T6">Bootable </text:span>- boot and startup related code. Some of it is legacy, the fastboot protocol info could be interesting since it is implemented by boot loaders in a number of devices such as the Nexus ones.</text:p>
      <text:p text:style-name="P2"/>
      <text:p text:style-name="P2"><text:span text:style-name="T2">Build </text:span>- the build system implementation including all the core make file templates. An important file here is the envsetup.sh script that will help you a lot when working with the platform source. Running this script in a shell will enable commands to setup environment variables, build specific modules and grep in source code files.</text:p>
      <text:p text:style-name="P2"/>
      <text:p text:style-name="P2"><text:span text:style-name="T6">Cts </text:span>- the compatability tests. The test suite to ensure that a build complies with the Android specification.</text:p>
      <text:p text:style-name="P2"/>
      <text:p text:style-name="P2"><text:span text:style-name="T6">Dalvik</text:span> - the source code for the implementation of the Dalvik Virtual Machine</text:p>
      <text:p text:style-name="P2"/>
      <text:p text:style-name="P2"><text:soft-page-break/></text:p>
      <text:p text:style-name="P2"><text:span text:style-name="T2">Development</text:span> - projects related to development such as the source code for the sdk and ndk tools. Normally not a folder you touch when working with the platform for a target.</text:p>
      <text:p text:style-name="P2"/>
      <text:p text:style-name="P2"><text:span text:style-name="T3">Device</text:span> - product specific code for different devices. This is the place to find hardware modules for the different Nexus devices, build configurations and more.</text:p>
      <text:p text:style-name="P2"/>
      <text:p text:style-name="P2"><text:span text:style-name="T6">External</text:span> - contains source code for all external open source projects such as SQLite, Freetype and webkit.</text:p>
      <text:p text:style-name="P2"/>
      <text:p text:style-name="P2"><text:span text:style-name="T2">Frameworks</text:span> - this folder is essential to Android since it contains the sources for the framework. Here you will find the implementation of key services such as the System Server with the Package- and Activity managers. A lot of the mapping between the java application APIs and the native libraries is also done here.</text:p>
      <text:p text:style-name="P2"/>
      <text:p text:style-name="P2"><text:span text:style-name="T6">Hardware</text:span> - hardware related source code such as the Android hardware abstraction layer specification and implementation. This folder also contains the reference radio interface layer (to communicate with the modem side) implementation.</text:p>
      <text:p text:style-name="P2"/>
      <text:p text:style-name="P2"><text:span text:style-name="T6">libcore</text:span> - Apache Harmony.</text:p>
      <text:p text:style-name="P2"/>
      <text:p text:style-name="P2"><text:span text:style-name="T6">libnativehelper</text:span> - Helper functions for use with JNI.</text:p>
      <text:p text:style-name="P2">(Kernel) - not part of the default source download but you can get access to this code either by downloading it manually or by adding the repository to the repo tool. Contains the sources for the Android version of the Linux kernel.</text:p>
      <text:p text:style-name="P2"/>
      <text:p text:style-name="P2"><text:span text:style-name="T6">Out </text:span>- the build output will be placed here after you run make. The folder structure is out/target/product/. In the default build for the emulator the output will be placed in out/target/product/generic. This is where you will find the images used by the emulator to start (or to be downloaded and flashed to a device if you are building for a hardware target).</text:p>
      <text:p text:style-name="P2"/>
      <text:p text:style-name="P2"><text:span text:style-name="T2">Packages</text:span> - contains the source code for the default applications such as contacts, calendar, browser.</text:p>
      <text:p text:style-name="P2"/>
      <text:p text:style-name="P2"><text:span text:style-name="T6">Prebuilt </text:span>- contains files that are distributed in binary form for convenience. Examples include the cross compilations toolchains for different development machines.</text:p>
      <text:p text:style-name="P2"/>
      <text:p text:style-name="P2"><text:span text:style-name="T6">System</text:span> - source code files for the core Android system. That is the minimal Linux system that is started before the Dalvik VM and any java based services are enabled. This includes the source code for the init process and the default init.rc script that provide the dynamic configuration of the platform</text:p>
      <text:p text:style-name="P2"/>
      <text:p text:style-name="P2"/>
      <text:p text:style-name="P2"><text:soft-page-break/><text:span text:style-name="T6">tools </text:span>- Various IDE tools.</text:p>
      <text:p text:style-name="P2"/>
      <text:p text:style-name="P2"/>
      <text:p text:style-name="P2">Beyond the above you also have the hidden .repo directory that contains the source for the repo utility. It also holds the manifest specifying what git repositories you want to track for this Android source project. If you have your own additions you could automatically track them by adding a local manifest here.</text:p>
      <text:p text:style-name="P2">For modifications of the platform framework there are some instructions available in the device/sample folder of the source code tree. That will show you how to add APIs to Android without having to modify the core framework.</text:p>
      <text:p text:style-name="P2"/>
      <text:p text:style-name="P2"/>
      <text:p text:style-name="P2"/>
      <text:p text:style-name="P2">https://forum.xda-developers.com/showthread.php?t=2620389 .......................for android directory structure and kenel directory stru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2T14:14:58.646930225</dc:date>
    <meta:document-statistic meta:table-count="0" meta:image-count="0" meta:object-count="0" meta:page-count="9" meta:paragraph-count="181" meta:word-count="2404" meta:character-count="15321" meta:non-whitespace-character-count="13015"/>
    <meta:generator>LibreOffice/4.2.8.2$Linux_X86_64 LibreOffice_project/420m0$Build-2</meta:generator>
  </office:meta>
</office:document-meta>
</file>